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f99" officeooo:paragraph-rsid="00055f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76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7"/><text:span text:style-name="T1">Assignment-2</text:span></text:p>
      <text:p text:style-name="P1"><text:span text:style-name="T1"/></text:p>
      <text:p text:style-name="P1"><text:s text:c="33"/>Introducing Relational Database</text:p>
      <text:p text:style-name="P1">1.Snum</text:p>
      <text:p text:style-name="P1"/>
      <text:p text:style-name="P1">2.RATING</text:p>
      <text:p text:style-name="P1"/>
      <text:p text:style-name="P1">3.Row-tuple,entity Column-Attribute</text:p>
      <text:p text:style-name="P1"/>
      <text:p text:style-name="P1">4.Whenever you select a row from the table, the order of rows in output depends on the row addres<text:span text:style-name="T2">s.It will always be in the ascending order of the row address.Hence it is not possible to see the first five rows of a tab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38:59.534171162</meta:creation-date>
    <dc:date>2023-09-10T17:58:51.010283678</dc:date>
    <meta:editing-duration>PT9M1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51" meta:character-count="394" meta:non-whitespace-character-count="269"/>
  </office:meta>
</office:document-meta>
</file>